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a91" officeooo:paragraph-rsid="0002be56"/>
    </style:style>
    <style:style style:name="P2" style:family="paragraph" style:parent-style-name="Standard">
      <style:paragraph-properties fo:text-align="center" style:justify-single-word="false"/>
      <style:text-properties fo:font-size="16pt" officeooo:rsid="00010a91" officeooo:paragraph-rsid="00010a91" style:font-size-asian="14pt" style:font-size-complex="16pt"/>
    </style:style>
    <style:style style:name="P3" style:family="paragraph" style:parent-style-name="Standard">
      <style:text-properties officeooo:paragraph-rsid="0002be56"/>
    </style:style>
    <style:style style:name="P4" style:family="paragraph" style:parent-style-name="Standard">
      <style:text-properties officeooo:paragraph-rsid="00046d54"/>
    </style:style>
    <style:style style:name="P5" style:family="paragraph" style:parent-style-name="Standard">
      <style:text-properties officeooo:rsid="00046d54" officeooo:paragraph-rsid="00046d54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02be56"/>
    </style:style>
    <style:style style:name="T3" style:family="text">
      <style:text-properties officeooo:rsid="0002b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исок подходящих лёгких моделей</text:p>
      <text:p text:style-name="P1">1. MobileNetV3(small/resolution) – latency: 20 ms; <text:s/><text:span text:style-name="T3">Madds:56M</text:span></text:p>
      <text:p text:style-name="P1">2. <text:s/>MobileNetV3(small/multiplier) – latency: 24 ms; <text:span text:style-name="T3">Madds:44M</text:span></text:p>
      <text:p text:style-name="P3"><text:span text:style-name="T3">3. </text:span><text:span text:style-name="T1">MicroNet-M0 (ML)</text:span> – <text:span text:style-name="T3">Madds: 6M</text:span></text:p>
      <text:p text:style-name="P3"><text:span text:style-name="T3">4. </text:span><text:span text:style-name="T1">MicroNet-M3 (ML)</text:span> <text:s/>- <text:span text:style-name="T3">Madds:44M</text:span></text:p>
      <text:p text:style-name="P4"><text:span text:style-name="T3">5. </text:span><text:span text:style-name="T1">WeightNet</text:span> <text:span text:style-name="T1">8× - <text:s/></text:span><text:span text:style-name="T2">Madds:42M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6:41:25.001774198</meta:creation-date>
    <dc:date>2021-08-19T18:02:11.009059199</dc:date>
    <meta:editing-duration>PT5S</meta:editing-duration>
    <meta:editing-cycles>1</meta:editing-cycles>
    <meta:document-statistic meta:table-count="0" meta:image-count="0" meta:object-count="0" meta:page-count="1" meta:paragraph-count="6" meta:word-count="31" meta:character-count="245" meta:non-whitespace-character-count="213"/>
    <meta:generator>LibreOffice/6.0.7.3$Linux_X86_64 LibreOffice_project/00m0$Build-3</meta:generator>
  </office:meta>
</office:document-meta>
</file>